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style:line-height-at-least="0.48cm"/>
      <style:text-properties style:font-name="Lucida Console"/>
    </style:style>
    <style:style style:name="P2" style:family="paragraph" style:parent-style-name="Preformatted_20_Text">
      <style:paragraph-properties style:line-height-at-least="0.48cm" fo:break-before="page"/>
      <style:text-properties style:font-name="Lucida Console"/>
    </style:style>
    <style:style style:name="P3" style:family="paragraph" style:parent-style-name="Preformatted_20_Text">
      <style:paragraph-properties style:line-height-at-least="0.48cm"/>
      <style:text-properties style:font-name="Lucida Conso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 Top Level, Seite 1/2</text:p>
      <text:p text:style-name="P1"/>
      <text:p text:style-name="P1">% Jeder Knoten des Suchbaums besteht aus einem Tripel (&lt;Aktion&gt;,&lt;Zustandsbeschreibung&gt;,&lt;Wert&gt;)</text:p>
      <text:p text:style-name="P1">% &lt;Aktion&gt;: Der Name der Aktion, die zum betreffenden Zustand geführt hat</text:p>
      <text:p text:style-name="P1">% &lt;Zustandsbeschreibung&gt;: Sehr anwendungsabhängig</text:p>
      <text:p text:style-name="P1">% &lt;Wert&gt;: Wird nur für die informierte Suche benötigt</text:p>
      <text:p text:style-name="P1">%</text:p>
      <text:p text:style-name="P1">% Der Suchbaum ist gar nicht als Baum repräsentiert, sondern als Liste von Pfaden, wobei ein </text:p>
      <text:p text:style-name="P1">% Pfad eine Liste von Knoten ist. Diese ineffiziente Repräsentation führt dazu, dass viele <text:line-break/>% Knoten redundant in mehreren Pfaden auftreten. So ist der Startknoten sogar in jedem Pfad </text:p>
      <text:p text:style-name="P1">% enthalten (und zwar am Ende, da die Pfade immer am Anfang erweitert werden).</text:p>
      <text:p text:style-name="P1"/>
      <text:p text:style-name="P1">% Das Programm wird mit solve(depth), solve(breadth) oder solve(informed) aufgerufen.</text:p>
      <text:p text:style-name="P1">% start_description liefert den Startknoten und wird anwendungsabhängig definiert. </text:p>
      <text:p text:style-name="P1">% Es gibt keine Aktion, die zum Startknoten führt. Deshalb steht hier nur „start“.</text:p>
      <text:p text:style-name="P1">%</text:p>
      <text:p text:style-name="P1">solve(Strategy):-</text:p>
      <text:p text:style-name="P1"><text:s text:c="2"/>start_description(StartState),</text:p>
      <text:p text:style-name="P1"><text:s text:c="2"/>solve((start,StartState,_),Strategy).</text:p>
      <text:p text:style-name="P1"><text:s text:c="4"/></text:p>
      <text:p text:style-name="P1">% start_node prüft, ob ein legaler Startknoten vorliegt.</text:p>
      <text:p text:style-name="P1">% Prädikat search: </text:p>
      <text:p text:style-name="P1">% <text:s text:c="2"/>1. Argument ist die Liste aller Pfade. Der aktuelle Pfad ist an erster Stelle. </text:p>
      <text:p text:style-name="P1">% <text:s text:c="2"/>Jeder Pfad ist als Liste von Zuständen repräsentiert, allerdings in umgekehrter </text:p>
      <text:p text:style-name="P1">% <text:s text:c="2"/>Reihenfolge, d.h. der Startzustand ist an letzter Position.</text:p>
      <text:p text:style-name="P1">% <text:s text:c="2"/>2. Argument ist die Strategie</text:p>
      <text:p text:style-name="P1">% <text:s text:c="2"/>3. Argument ist der Ergebnis-Pfad, also der Pfad, der zum Ziel führt.</text:p>
      <text:p text:style-name="P1">%</text:p>
      <text:p text:style-name="P1">solve(StartNode,Strategy) :-</text:p>
      <text:p text:style-name="P1"><text:s text:c="2"/>start_node(StartNode),</text:p>
      <text:p text:style-name="P1"><text:s text:c="2"/>search([[StartNode]],Strategy,Path),</text:p>
      <text:p text:style-name="P1"><text:s text:c="2"/>reverse(Path,Path_in_correct_order), <text:s text:c="3"/>% reverse: in Prolog vordefiniert</text:p>
      <text:p text:style-name="P1"><text:s text:c="2"/>write_solution(Path_in_correct_order).</text:p>
      <text:p text:style-name="P1"/>
      <text:p text:style-name="P1"/>
      <text:p text:style-name="P1"/>
      <text:p text:style-name="P1"/>
      <text:p text:style-name="P1"><text:soft-page-break/></text:p>
      <text:p text:style-name="P1">% Top Level, Seite 2/2</text:p>
      <text:p text:style-name="P1"/>
      <text:p text:style-name="P1"><text:s/></text:p>
      <text:p text:style-name="P1">% Ausgabe des Ergebnis-Pfads, pro Aktion eine Zeile </text:p>
      <text:p text:style-name="P1">%</text:p>
      <text:p text:style-name="P1">write_solution(Path):-</text:p>
      <text:p text:style-name="P1"><text:s text:c="2"/>nl,write('SOLUTION:'),nl,</text:p>
      <text:p text:style-name="P1"><text:s text:c="2"/>write_actions(Path). <text:s/></text:p>
      <text:p text:style-name="P1"/>
      <text:p text:style-name="P1">write_actions([]).</text:p>
      <text:p text:style-name="P1"/>
      <text:p text:style-name="P1">write_actions([(Action,_,_)|Rest]):-</text:p>
      <text:p text:style-name="P1"><text:s text:c="2"/>write('Action: '),write(Action),nl,</text:p>
      <text:p text:style-name="P1"><text:s text:c="2"/>write_actions(Rest).</text:p>
      <text:p text:style-name="P1"/>
      <text:p text:style-name="P1"/>
      <text:p text:style-name="P1">% Abbruchbedingung: Wenn ein Zielzustand erreicht ist, wird der aktuelle Pfad an den</text:p>
      <text:p text:style-name="P1">% dritten Parameter übertragen.</text:p>
      <text:p text:style-name="P1">%</text:p>
      <text:p text:style-name="P1">search([[FirstNode|Predecessors]|_],_,[FirstNode|Predecessors]) :- </text:p>
      <text:p text:style-name="P1"><text:s text:c="2"/>goal_node(FirstNode),</text:p>
      <text:p text:style-name="P1"><text:s text:c="2"/>nl,write('SUCCESS'),nl,!.</text:p>
      <text:p text:style-name="P1"/>
      <text:p text:style-name="P1">% expand: FirstNode wird übergeben, Children werden berechnet</text:p>
      <text:p text:style-name="P1">% generate_new_paths: Für jedes Kind wird ein neuer Pfad erzeugt, indem das Kind vorn an den </text:p>
      <text:p text:style-name="P1">% <text:s text:c="3"/>bisherigen Pfad angefügt wird. Der bisherige Pfad wird (umständlich) durch </text:p>
      <text:p text:style-name="P1">% <text:s text:c="3"/>[FirstNode|Predecessors] beschrieben.</text:p>
      <text:p text:style-name="P1">% insert_new_paths sortiert die NewPaths entsprechend der Strategie in die bereits sortierten <text:line-break/>% <text:s text:c="3"/>RestPaths ein. Allpaths ist dann die Gesamtliste aller sortierten Pfade.</text:p>
      <text:p text:style-name="P1">%</text:p>
      <text:p text:style-name="P1">search([[FirstNode|Predecessors]|RestPaths],Strategy,Solution) :- </text:p>
      <text:p text:style-name="P1"><text:s text:c="2"/>expand(FirstNode,Children), <text:s text:c="36"/>% Nachfolge-Zustände berechnen</text:p>
      <text:p text:style-name="P1"><text:s text:c="2"/>generate_new_paths(Children,[FirstNode|Predecessors],NewPaths), % Nachfolge-Zustände einbauen </text:p>
      <text:p text:style-name="P1"><text:s text:c="2"/>insert_new_paths(Strategy,NewPaths,RestPaths,AllPaths), <text:s text:c="8"/>% Neue Pfade einsortieren</text:p>
      <text:p text:style-name="P1"><text:s text:c="2"/>search(AllPaths,Strategy,Solution).</text:p>
      <text:p text:style-name="P1"/>
      <text:p text:style-name="P2">% Pfade erweitern, Seite 1/1</text:p>
      <text:p text:style-name="P1"/>
      <text:p text:style-name="P1">% generate_new_paths: Children und Path sind Eingabe-Parameter, NewPaths ist Ausgabe-Parameter.</text:p>
      <text:p text:style-name="P1">% Für jedes Kind wird ein neuer Pfad erzeugt, indem das Kind vorn an den bisherigen Pfad angefügt wird. </text:p>
      <text:p text:style-name="P1">% maplist wendet get_state auf jeden Knoten aus Path an. Dabei wird dem Knoten die Zustandsbeschreibung</text:p>
      <text:p text:style-name="P1">% entnommen. Die Liste der Zustandsbeschreibungen steht dann in States. Die Zustandsbeschreibungen</text:p>
      <text:p text:style-name="P1">% werden gebraucht, um später einen Zyklus-Test durchführen zu können. </text:p>
      <text:p text:style-name="P1">%</text:p>
      <text:p text:style-name="P1">generate_new_paths(Children,Path,NewPaths):-</text:p>
      <text:p text:style-name="P1"><text:s text:c="2"/>maplist(get_state,Path,States), <text:s text:c="24"/>% maplist ist Prolog-Standard</text:p>
      <text:p text:style-name="P1"><text:s text:c="2"/>generate_new_paths_help(Children,Path,States,NewPaths).</text:p>
      <text:p text:style-name="P1"/>
      <text:p text:style-name="P1">% Abbruchbedingung, wenn alle Kindzustände abgearbeitet sind.</text:p>
      <text:p text:style-name="P1">generate_new_paths_help([],_,_,[]).</text:p>
      <text:p text:style-name="P1"/>
      <text:p text:style-name="P1">% Falls der Kindzustand bereits im Pfad vorhanden war, wird kein neuer Pfad erzeugt,</text:p>
      <text:p text:style-name="P1">% denn er würde nur in einem Zyklus enden. Es wird nicht überprüft, ob der Kindzustand in einem</text:p>
      <text:p text:style-name="P1">% anderen Pfad vorkommt. Dies wäre auch unbedenklich.</text:p>
      <text:p text:style-name="P1">% state_member muss anwendungsspezifisch definiert werden, weil das vordefinierte member nur für </text:p>
      <text:p text:style-name="P1">% einfache Strukturen funktioniert.</text:p>
      <text:p text:style-name="P1">%</text:p>
      <text:p text:style-name="P1">generate_new_paths_help([FirstChild|RestChildren],Path,States,RestNewPaths):- </text:p>
      <text:p text:style-name="P1"><text:s text:c="2"/>get_state(FirstChild,State), state_member(State,States), !,</text:p>
      <text:p text:style-name="P1"><text:s text:c="2"/>generate_new_paths_help(RestChildren,Path,States,RestNewPaths).</text:p>
      <text:p text:style-name="P1"/>
      <text:p text:style-name="P1">% Ansonsten, also falls der Kindzustand noch nicht im Pfad vorhanden war, wird er als </text:p>
      <text:p text:style-name="P1">% Nachfolge-Zustand eingebaut und es wird ein neuer Pfad hinzugefügt. Dieser konstruktive</text:p>
      <text:p text:style-name="P1">% Schritt erfolgt also im Klausel-Kopf als Konstruktion des vierten Parameters.</text:p>
      <text:p text:style-name="P1">% Im Klausel-Rumpf steht lediglich der rekursive Aufruf für die restlichen Kindknoten.</text:p>
      <text:p text:style-name="P1">% Diese Klausel benötigt keinen Test, weil sie in der Reihenfolge zuletzt kommt. </text:p>
      <text:p text:style-name="P1">% Zusammen mit der vorigen Klausel ergibt sich somit eine IF-THEN-ELSE-Struktur.</text:p>
      <text:p text:style-name="P1">%</text:p>
      <text:p text:style-name="P1">generate_new_paths_help([FirstChild|RestChildren],Path,States,[[FirstChild|Path]|RestNewPaths]):- </text:p>
      <text:p text:style-name="P1"><text:s text:c="2"/>generate_new_paths_help(RestChildren,Path,States,RestNewPaths).</text:p>
      <text:p text:style-name="P1"/>
      <text:p text:style-name="P1">% Entnimmt einem Knoten die Zustandsbeschreibung (State) </text:p>
      <text:p text:style-name="P1">get_state((_,State,_),State).</text:p>
      <text:p text:style-name="P2">%%% Suchstrategie, Seite 1/1</text:p>
      <text:p text:style-name="P1">% Die Schreibanweisungen müssen NICHT verstanden werden.</text:p>
      <text:p text:style-name="P1"/>
      <text:p text:style-name="P1">write_action([[(Action,_)|_]|_]):- nl,write('Action: '),write(Action),nl.</text:p>
      <text:p text:style-name="P1"/>
      <text:p text:style-name="P1">write_next_state([[_,(_,State)|_]|_]):- nl,write('Go on with: '),write(State),nl.</text:p>
      <text:p text:style-name="P1"/>
      <text:p text:style-name="P1">write_state([[(_,State)|_]|_]):- write('New State: '),write(State),nl.</text:p>
      <text:p text:style-name="P1"/>
      <text:p text:style-name="P1">write_fail(depth,[[(_,State)|_]|_]):- nl,write('FAIL, go on with: '),write(State),nl.</text:p>
      <text:p text:style-name="P1"/>
      <text:p text:style-name="P1">write_fail(_,_):- <text:s/>nl,write('FAIL').</text:p>
      <text:p text:style-name="P1"/>
      <text:p text:style-name="P1">% insert_new_paths sortiert die NewPaths entsprechend der Strategie in die bereits sortierten <text:line-break/>% <text:s text:c="3"/>OldPaths ein. Allpaths ist dann die Gesamtliste aller sortierten Pfade.</text:p>
      <text:p text:style-name="P1"/>
      <text:p text:style-name="P1">% Alle Strategien: Keine neuen Pfade vorhanden</text:p>
      <text:p text:style-name="P1">insert_new_paths(Strategy,[],OldPaths,OldPaths):-</text:p>
      <text:p text:style-name="P1"><text:s text:c="2"/>write_fail(Strategy,OldPaths),!.</text:p>
      <text:p text:style-name="P1"/>
      <text:p text:style-name="P1">% Tiefensuche</text:p>
      <text:p text:style-name="P1">insert_new_paths(depth,NewPaths,OldPaths,AllPaths):-</text:p>
      <text:p text:style-name="P1"><text:s text:c="2"/>append(NewPaths,OldPaths,AllPaths),</text:p>
      <text:p text:style-name="P1"><text:s text:c="2"/>write_action(NewPaths).</text:p>
      <text:p text:style-name="P1"/>
      <text:p text:style-name="P1">% Breitensuche</text:p>
      <text:p text:style-name="P1">insert_new_paths(breadth,NewPaths,OldPaths,AllPaths):-</text:p>
      <text:p text:style-name="P1"><text:s text:c="2"/>append(OldPaths,NewPaths,AllPaths),</text:p>
      <text:p text:style-name="P1"><text:s text:c="2"/>write_next_state(AllPaths),</text:p>
      <text:p text:style-name="P1"><text:s text:c="2"/>write_action(AllPaths).</text:p>
      <text:p text:style-name="P1"/>
      <text:p text:style-name="P1">% Informierte Suche</text:p>
      <text:p text:style-name="P1">insert_new_paths(informed,NewPaths,OldPaths,AllPaths):-</text:p>
      <text:p text:style-name="P1"><text:s text:c="2"/>eval_paths(NewPaths), <text:s text:c="33"/>% Trägt Bewertung in den Kopfknoten jedes Pfades ein.</text:p>
      <text:p text:style-name="P1"><text:s text:c="2"/>insert_new_paths_informed(NewPaths,OldPaths,AllPaths), % Sortiert die NewPaths entsprechend der Bewertung ein.</text:p>
      <text:p text:style-name="P1"><text:s text:c="2"/>write_action(AllPaths),</text:p>
      <text:p text:style-name="P1"><text:s text:c="2"/>write_state(AllPaths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Mangal1" svg:font-family="Mangal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SimSun" style:font-size-asian="12pt" style:language-asian="de" style:country-asian="DE" style:font-name-complex="Mangal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Arial1" fo:font-size="10pt" style:font-name-asian="Arial1" style:font-size-asian="10pt" style:font-name-complex="Arial1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499cm" fo:margin-bottom="1.49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11-06T16:39:19.62</dc:date>
    <dc:creator>Michael Neitzke</dc:creator>
    <meta:generator>OpenOffice.org/3.2$Win32 OpenOffice.org_project/320m18$Build-9502</meta:generator>
    <meta:editing-duration>PT03H51M00S</meta:editing-duration>
    <meta:editing-cycles>14</meta:editing-cycles>
    <meta:printed-by>Michael Neitzke</meta:printed-by>
    <meta:print-date>2012-04-26T11:27:22.06</meta:print-date>
    <meta:document-statistic meta:table-count="0" meta:image-count="0" meta:object-count="0" meta:page-count="4" meta:paragraph-count="116" meta:word-count="672" meta:character-count="6401"/>
  </office:meta>
</office:document-meta>
</file>